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60.55pt"/>
    </style:style>
    <style:style style:name="co7" style:family="table-column">
      <style:table-column-properties fo:break-before="auto" style:column-width="473.44pt"/>
    </style:style>
    <style:style style:name="co8" style:family="table-column">
      <style:table-column-properties fo:break-before="auto" style:column-width="189.89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04.5pt"/>
    </style:style>
    <style:style style:name="co11" style:family="table-column">
      <style:table-column-properties fo:break-before="auto" style:column-width="78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-asian="FreeSans" style:font-size-asian="12pt" style:language-asian="hi" style:country-asian="IN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monst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Max</text:p>
          </table:table-cell>
          <table:table-cell office:value-type="string" calcext:value-type="string">
            <text:p>goldDrop</text:p>
          </table:table-cell>
          <table:table-cell office:value-type="string" calcext:value-type="string">
            <text:p>expDrop</text:p>
          </table:table-cell>
          <table:table-cell office:value-type="string" calcext:value-type="string">
            <text:p>fightSt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 &quot;, { 'level': &quot; &amp; [.A3] &amp; &quot; , 'name':  '&quot; &amp; [.B3] &amp; &quot;' }&quot;" office:value-type="string" office:string-value=", { 'level': 1 , 'name':  'Wolf' }" calcext:value-type="string">
            <text:p>, { 'level': 1 , 'name': <text:s/>'Wolf'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ar</text:p>
          </table:table-cell>
          <table:table-cell table:number-columns-repeated="4"/>
          <table:table-cell table:formula="of:= &quot;, { 'level': &quot; &amp; [.A4] &amp; &quot; , 'name':  '&quot; &amp; [.B4] &amp; &quot;' }&quot;" office:value-type="string" office:string-value=", { 'level': 2 , 'name':  'Boar' }" calcext:value-type="string">
            <text:p>, { 'level': 2 , 'name': <text:s/>'Boar'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gle</text:p>
          </table:table-cell>
          <table:table-cell table:number-columns-repeated="4"/>
          <table:table-cell table:formula="of:= &quot;, { 'level': &quot; &amp; [.A5] &amp; &quot; , 'name':  '&quot; &amp; [.B5] &amp; &quot;' }&quot;" office:value-type="string" office:string-value=", { 'level': 3 , 'name':  'Eagle' }" calcext:value-type="string">
            <text:p>, { 'level': 3 , 'name': <text:s/>'Eagle'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on</text:p>
          </table:table-cell>
          <table:table-cell table:number-columns-repeated="4"/>
          <table:table-cell table:formula="of:= &quot;, { 'level': &quot; &amp; [.A6] &amp; &quot; , 'name':  '&quot; &amp; [.B6] &amp; &quot;' }&quot;" office:value-type="string" office:string-value=", { 'level': 4 , 'name':  'Lion' }" calcext:value-type="string">
            <text:p>, { 'level': 4 , 'name': <text:s/>'Lion'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ar</text:p>
          </table:table-cell>
          <table:table-cell table:number-columns-repeated="4"/>
          <table:table-cell table:formula="of:= &quot;, { 'level': &quot; &amp; [.A7] &amp; &quot; , 'name':  '&quot; &amp; [.B7] &amp; &quot;' }&quot;" office:value-type="string" office:string-value=", { 'level': 5 , 'name':  'Bear' }" calcext:value-type="string">
            <text:p>, { 'level': 5 , 'name': <text:s/>'Bear' 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ewolf</text:p>
          </table:table-cell>
          <table:table-cell table:number-columns-repeated="4"/>
          <table:table-cell table:formula="of:= &quot;, { 'level': &quot; &amp; [.A8] &amp; &quot; , 'name':  '&quot; &amp; [.B8] &amp; &quot;' }&quot;" office:value-type="string" office:string-value=", { 'level': 6 , 'name':  'Direwolf' }" calcext:value-type="string">
            <text:p>, { 'level': 6 , 'name': <text:s/>'Direwolf'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olf</text:p>
          </table:table-cell>
          <table:table-cell table:number-columns-repeated="4"/>
          <table:table-cell table:formula="of:= &quot;, { 'level': &quot; &amp; [.A9] &amp; &quot; , 'name':  '&quot; &amp; [.B9] &amp; &quot;' }&quot;" office:value-type="string" office:string-value=", { 'level': 7 , 'name':  'Deathwolf' }" calcext:value-type="string">
            <text:p>, { 'level': 7 , 'name': <text:s/>'Deathwolf'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rewolf</text:p>
          </table:table-cell>
          <table:table-cell table:number-columns-repeated="4"/>
          <table:table-cell table:formula="of:= &quot;, { 'level': &quot; &amp; [.A10] &amp; &quot; , 'name':  '&quot; &amp; [.B10] &amp; &quot;' }&quot;" office:value-type="string" office:string-value=", { 'level': 8 , 'name':  'Werewolf' }" calcext:value-type="string">
            <text:p>, { 'level': 8 , 'name': <text:s/>'Werewolf' 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ppopatamus</text:p>
          </table:table-cell>
          <table:table-cell table:number-columns-repeated="4"/>
          <table:table-cell table:formula="of:= &quot;, { 'level': &quot; &amp; [.A11] &amp; &quot; , 'name':  '&quot; &amp; [.B11] &amp; &quot;' }&quot;" office:value-type="string" office:string-value=", { 'level': 9 , 'name':  'Hippopatamus' }" calcext:value-type="string">
            <text:p>, { 'level': 9 , 'name': <text:s/>'Hippopatamus' 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 &quot;, { 'level': &quot; &amp; [.A12] &amp; &quot; , 'name':  '&quot; &amp; [.B12] &amp; &quot;' }&quot;" office:value-type="string" office:string-value=", { 'level': 10 , 'name':  'Dragon' }" calcext:value-type="string">
            <text:p>, { 'level': 10 , 'name': <text:s/>'Dragon' 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 &quot;, { 'level': &quot; &amp; [.A13] &amp; &quot; , 'name':  '&quot; &amp; [.B13] &amp; &quot;' }&quot;" office:value-type="string" office:string-value=", { 'level': 11 , 'name':  'Ghost' }" calcext:value-type="string">
            <text:p>, { 'level': 11 , 'name': <text:s/>'Ghost' 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oul</text:p>
          </table:table-cell>
          <table:table-cell table:number-columns-repeated="4"/>
          <table:table-cell table:formula="of:= &quot;, { 'level': &quot; &amp; [.A14] &amp; &quot; , 'name':  '&quot; &amp; [.B14] &amp; &quot;' }&quot;" office:value-type="string" office:string-value=", { 'level': 12 , 'name':  'Ghoul' }" calcext:value-type="string">
            <text:p>, { 'level': 12 , 'name': <text:s/>'Ghoul' 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ppleganger</text:p>
          </table:table-cell>
          <table:table-cell table:number-columns-repeated="4"/>
          <table:table-cell table:formula="of:= &quot;, { 'level': &quot; &amp; [.A15] &amp; &quot; , 'name':  '&quot; &amp; [.B15] &amp; &quot;' }&quot;" office:value-type="string" office:string-value=", { 'level': 13 , 'name':  'Doppleganger' }" calcext:value-type="string">
            <text:p>, { 'level': 13 , 'name': <text:s/>'Doppleganger' 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 Fairy</text:p>
          </table:table-cell>
          <table:table-cell table:number-columns-repeated="4"/>
          <table:table-cell table:formula="of:= &quot;, { 'level': &quot; &amp; [.A16] &amp; &quot; , 'name':  '&quot; &amp; [.B16] &amp; &quot;' }&quot;" office:value-type="string" office:string-value=", { 'level': 14 , 'name':  'Fire Fairy' }" calcext:value-type="string">
            <text:p>, { 'level': 14 , 'name': <text:s/>'Fire Fairy' 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gue Thief</text:p>
          </table:table-cell>
          <table:table-cell table:number-columns-repeated="4"/>
          <table:table-cell table:formula="of:= &quot;, { 'level': &quot; &amp; [.A17] &amp; &quot; , 'name':  '&quot; &amp; [.B17] &amp; &quot;' }&quot;" office:value-type="string" office:string-value=", { 'level': 15 , 'name':  'Rogue Thief' }" calcext:value-type="string">
            <text:p>, { 'level': 15 , 'name': <text:s/>'Rogue Thief' 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gue Knight</text:p>
          </table:table-cell>
          <table:table-cell table:number-columns-repeated="4"/>
          <table:table-cell table:formula="of:= &quot;, { 'level': &quot; &amp; [.A18] &amp; &quot; , 'name':  '&quot; &amp; [.B18] &amp; &quot;' }&quot;" office:value-type="string" office:string-value=", { 'level': 16 , 'name':  'Rogue Knight' }" calcext:value-type="string">
            <text:p>, { 'level': 16 , 'name': <text:s/>'Rogue Knight' 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gue Wizard</text:p>
          </table:table-cell>
          <table:table-cell table:number-columns-repeated="4"/>
          <table:table-cell table:formula="of:= &quot;, { 'level': &quot; &amp; [.A19] &amp; &quot; , 'name':  '&quot; &amp; [.B19] &amp; &quot;' }&quot;" office:value-type="string" office:string-value=", { 'level': 17 , 'name':  'Rogue Wizard' }" calcext:value-type="string">
            <text:p>, { 'level': 17 , 'name': <text:s/>'Rogue Wizard' 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cher Prince</text:p>
          </table:table-cell>
          <table:table-cell table:number-columns-repeated="4"/>
          <table:table-cell table:formula="of:= &quot;, { 'level': &quot; &amp; [.A20] &amp; &quot; , 'name':  '&quot; &amp; [.B20] &amp; &quot;' }&quot;" office:value-type="string" office:string-value=", { 'level': 18 , 'name':  'Archer Prince' }" calcext:value-type="string">
            <text:p>, { 'level': 18 , 'name': <text:s/>'Archer Prince' 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odland Queen</text:p>
          </table:table-cell>
          <table:table-cell table:number-columns-repeated="4"/>
          <table:table-cell table:formula="of:= &quot;, { 'level': &quot; &amp; [.A21] &amp; &quot; , 'name':  '&quot; &amp; [.B21] &amp; &quot;' }&quot;" office:value-type="string" office:string-value=", { 'level': 19 , 'name':  'Woodland Queen' }" calcext:value-type="string">
            <text:p>, { 'level': 19 , 'name': <text:s/>'Woodland Queen' 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est King</text:p>
          </table:table-cell>
          <table:table-cell table:number-columns-repeated="4"/>
          <table:table-cell table:formula="of:= &quot;, { 'level': &quot; &amp; [.A22] &amp; &quot; , 'name':  '&quot; &amp; [.B22] &amp; &quot;' }&quot;" office:value-type="string" office:string-value=", { 'level': 20 , 'name':  'Forest King' }" calcext:value-type="string">
            <text:p>, { 'level': 20 , 'name': <text:s/>'Forest King' 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ss Level 1</text:p>
          </table:table-cell>
          <table:table-cell table:number-columns-repeated="5"/>
        </table:table-row>
      </table:table>
      <table:table table:name="exp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Points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ttSta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, { 'level': &quot; &amp; [.A2] &amp; &quot;,  'stats': [&quot; &amp; [.B2] &amp; &quot;, &quot; &amp; [.C2] &amp; &quot;, &quot; &amp; [.D2] &amp; &quot;] }&quot;" office:value-type="string" office:string-value=", { 'level': 1,  'stats': [8, 9, 3] }" calcext:value-type="string">
            <text:p>, { 'level': 1, <text:s/>'stats': [8, 9, 3]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3] &amp; &quot;,  'stats': [&quot; &amp; [.B3] &amp; &quot;, &quot; &amp; [.C3] &amp; &quot;, &quot; &amp; [.D3] &amp; &quot;] }&quot;" office:value-type="string" office:string-value=", { 'level': 2,  'stats': [24, 11, 4] }" calcext:value-type="string">
            <text:p>, { 'level': 2, <text:s/>'stats': [24, 11, 4]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4] &amp; &quot;,  'stats': [&quot; &amp; [.B4] &amp; &quot;, &quot; &amp; [.C4] &amp; &quot;, &quot; &amp; [.D4] &amp; &quot;] }&quot;" office:value-type="string" office:string-value=", { 'level': 3,  'stats': [96, 14, 4] }" calcext:value-type="string">
            <text:p>, { 'level': 3, <text:s/>'stats': [96, 14, 4]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5] &amp; &quot;,  'stats': [&quot; &amp; [.B5] &amp; &quot;, &quot; &amp; [.C5] &amp; &quot;, &quot; &amp; [.D5] &amp; &quot;] }&quot;" office:value-type="string" office:string-value=", { 'level': 4,  'stats': [175, 18, 6] }" calcext:value-type="string">
            <text:p>, { 'level': 4, <text:s/>'stats': [175, 18, 6]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6] &amp; &quot;,  'stats': [&quot; &amp; [.B6] &amp; &quot;, &quot; &amp; [.C6] &amp; &quot;, &quot; &amp; [.D6] &amp; &quot;] }&quot;" office:value-type="string" office:string-value=", { 'level': 5,  'stats': [400, 23, 6] }" calcext:value-type="string">
            <text:p>, { 'level': 5, <text:s/>'stats': [400, 23, 6] }</text:p>
          </table:table-cell>
        </table:table-row>
      </table:table>
      <table:table table:name="grap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E2] * ([.E2] + 1))/2" office:value-type="float" office:value="1" calcext:value-type="float">
            <text:p>1</text:p>
          </table:table-cell>
          <table:table-cell table:formula="of:=[.G2]+8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]+[.E3]" office:value-type="float" office:value="11" calcext:value-type="float">
            <text:p>11</text:p>
          </table:table-cell>
          <table:table-cell table:formula="of:=([.E3] * ([.E3] + 1))/2" office:value-type="float" office:value="3" calcext:value-type="float">
            <text:p>3</text:p>
          </table:table-cell>
          <table:table-cell table:formula="of:=[.G3]+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]+[.E4]" office:value-type="float" office:value="14" calcext:value-type="float">
            <text:p>14</text:p>
          </table:table-cell>
          <table:table-cell table:formula="of:=([.E4] * ([.E4] + 1))/2" office:value-type="float" office:value="6" calcext:value-type="float">
            <text:p>6</text:p>
          </table:table-cell>
          <table:table-cell table:formula="of:=[.G4]+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4]+[.E5]" office:value-type="float" office:value="18" calcext:value-type="float">
            <text:p>18</text:p>
          </table:table-cell>
          <table:table-cell table:formula="of:=([.E5] * ([.E5] + 1))/2" office:value-type="float" office:value="10" calcext:value-type="float">
            <text:p>10</text:p>
          </table:table-cell>
          <table:table-cell table:formula="of:=[.G5]+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5]+[.E6]" office:value-type="float" office:value="23" calcext:value-type="float">
            <text:p>23</text:p>
          </table:table-cell>
          <table:table-cell table:formula="of:=([.E6] * ([.E6] + 1))/2" office:value-type="float" office:value="15" calcext:value-type="float">
            <text:p>15</text:p>
          </table:table-cell>
          <table:table-cell table:formula="of:=[.G6]+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6]+[.E7]" office:value-type="float" office:value="29" calcext:value-type="float">
            <text:p>29</text:p>
          </table:table-cell>
          <table:table-cell table:formula="of:=([.E7] * ([.E7] + 1))/2" office:value-type="float" office:value="21" calcext:value-type="float">
            <text:p>21</text:p>
          </table:table-cell>
          <table:table-cell table:formula="of:=[.G7]+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7]+[.E8]" office:value-type="float" office:value="36" calcext:value-type="float">
            <text:p>36</text:p>
          </table:table-cell>
          <table:table-cell table:formula="of:=([.E8] * ([.E8] + 1))/2" office:value-type="float" office:value="28" calcext:value-type="float">
            <text:p>28</text:p>
          </table:table-cell>
          <table:table-cell table:formula="of:=[.G8]+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8]+[.E9]" office:value-type="float" office:value="44" calcext:value-type="float">
            <text:p>44</text:p>
          </table:table-cell>
          <table:table-cell table:formula="of:=([.E9] * ([.E9] + 1))/2" office:value-type="float" office:value="36" calcext:value-type="float">
            <text:p>36</text:p>
          </table:table-cell>
          <table:table-cell table:formula="of:=[.G9]+8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9]+[.E10]" office:value-type="float" office:value="53" calcext:value-type="float">
            <text:p>53</text:p>
          </table:table-cell>
          <table:table-cell table:formula="of:=([.E10] * ([.E10] + 1))/2" office:value-type="float" office:value="45" calcext:value-type="float">
            <text:p>45</text:p>
          </table:table-cell>
          <table:table-cell table:formula="of:=[.G10]+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10]+[.E11]" office:value-type="float" office:value="63" calcext:value-type="float">
            <text:p>63</text:p>
          </table:table-cell>
          <table:table-cell table:formula="of:=([.E11] * ([.E11] + 1))/2" office:value-type="float" office:value="55" calcext:value-type="float">
            <text:p>55</text:p>
          </table:table-cell>
          <table:table-cell table:formula="of:=[.G11]+8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11]+[.E12]" office:value-type="float" office:value="74" calcext:value-type="float">
            <text:p>74</text:p>
          </table:table-cell>
          <table:table-cell table:formula="of:=([.E12] * ([.E12] + 1))/2" office:value-type="float" office:value="66" calcext:value-type="float">
            <text:p>66</text:p>
          </table:table-cell>
          <table:table-cell table:formula="of:=[.G12]+8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12]+[.E13]" office:value-type="float" office:value="86" calcext:value-type="float">
            <text:p>86</text:p>
          </table:table-cell>
          <table:table-cell table:formula="of:=([.E13] * ([.E13] + 1))/2" office:value-type="float" office:value="78" calcext:value-type="float">
            <text:p>78</text:p>
          </table:table-cell>
          <table:table-cell table:formula="of:=[.G13]+8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13]+[.E14]" office:value-type="float" office:value="99" calcext:value-type="float">
            <text:p>99</text:p>
          </table:table-cell>
          <table:table-cell table:formula="of:=([.E14] * ([.E14] + 1))/2" office:value-type="float" office:value="91" calcext:value-type="float">
            <text:p>91</text:p>
          </table:table-cell>
          <table:table-cell table:formula="of:=[.G14]+8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F14]+[.E15]" office:value-type="float" office:value="113" calcext:value-type="float">
            <text:p>113</text:p>
          </table:table-cell>
          <table:table-cell table:formula="of:=([.E15] * ([.E15] + 1))/2" office:value-type="float" office:value="105" calcext:value-type="float">
            <text:p>105</text:p>
          </table:table-cell>
          <table:table-cell table:formula="of:=[.G15]+8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15]+[.E16]" office:value-type="float" office:value="128" calcext:value-type="float">
            <text:p>128</text:p>
          </table:table-cell>
          <table:table-cell table:formula="of:=([.E16] * ([.E16] + 1))/2" office:value-type="float" office:value="120" calcext:value-type="float">
            <text:p>120</text:p>
          </table:table-cell>
          <table:table-cell table:formula="of:=[.G16]+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6]+[.E17]" office:value-type="float" office:value="144" calcext:value-type="float">
            <text:p>144</text:p>
          </table:table-cell>
          <table:table-cell table:formula="of:=([.E17] * ([.E17] + 1))/2" office:value-type="float" office:value="136" calcext:value-type="float">
            <text:p>136</text:p>
          </table:table-cell>
          <table:table-cell table:formula="of:=[.G17]+8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F17]+[.E18]" office:value-type="float" office:value="161" calcext:value-type="float">
            <text:p>161</text:p>
          </table:table-cell>
          <table:table-cell table:formula="of:=([.E18] * ([.E18] + 1))/2" office:value-type="float" office:value="153" calcext:value-type="float">
            <text:p>153</text:p>
          </table:table-cell>
          <table:table-cell table:formula="of:=[.G18]+8" office:value-type="float" office:value="161" calcext:value-type="float">
            <text:p>161</text:p>
          </table:table-cell>
        </table:table-row>
      </table:table>
      <table:table table:name="building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oduc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table:formula="of:=&quot;, { 'level' : &quot; &amp; [.A2] &amp; &quot;, 'name': '&quot; &amp; [.B2] &amp; &quot;', 'needs': '&quot; &amp; [.C2] &amp; &quot;', 'cost': &quot; &amp; [.D2] &amp; &quot;, 'produce' : '&quot; &amp; [.E2] &amp; &quot;' }&quot;" office:value-type="string" office:string-value=", { 'level' : 0, 'name': 'Mountains', 'needs': '', 'cost': , 'produce' : '' }" calcext:value-type="string">
            <text:p>, { 'level' : 0, 'name': 'Mountains', 'needs': '', 'cost': 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airie</text:p>
          </table:table-cell>
          <table:table-cell table:number-columns-repeated="3"/>
          <table:table-cell table:formula="of:=&quot;, { 'level' : &quot; &amp; [.A3] &amp; &quot;, 'name': '&quot; &amp; [.B3] &amp; &quot;', 'needs': '&quot; &amp; [.C3] &amp; &quot;', 'cost': &quot; &amp; [.D3] &amp; &quot;, 'produce' : '&quot; &amp; [.E3] &amp; &quot;' }&quot;" office:value-type="string" office:string-value=", { 'level' : 0, 'name': 'Prairie', 'needs': '', 'cost': , 'produce' : '' }" calcext:value-type="string">
            <text:p>, { 'level' : 0, 'name': 'Prairie', 'needs': '', 'cost': 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stures</text:p>
          </table:table-cell>
          <table:table-cell table:number-columns-repeated="3"/>
          <table:table-cell table:formula="of:=&quot;, { 'level' : &quot; &amp; [.A4] &amp; &quot;, 'name': '&quot; &amp; [.B4] &amp; &quot;', 'needs': '&quot; &amp; [.C4] &amp; &quot;', 'cost': &quot; &amp; [.D4] &amp; &quot;, 'produce' : '&quot; &amp; [.E4] &amp; &quot;' }&quot;" office:value-type="string" office:string-value=", { 'level' : 0, 'name': 'Pastures', 'needs': '', 'cost': , 'produce' : '' }" calcext:value-type="string">
            <text:p>, { 'level' : 0, 'name': 'Pastures', 'needs': '', 'cost': 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acoast</text:p>
          </table:table-cell>
          <table:table-cell table:number-columns-repeated="3"/>
          <table:table-cell table:formula="of:=&quot;, { 'level' : &quot; &amp; [.A5] &amp; &quot;, 'name': '&quot; &amp; [.B5] &amp; &quot;', 'needs': '&quot; &amp; [.C5] &amp; &quot;', 'cost': &quot; &amp; [.D5] &amp; &quot;, 'produce' : '&quot; &amp; [.E5] &amp; &quot;' }&quot;" office:value-type="string" office:string-value=", { 'level' : 0, 'name': 'Seacoast', 'needs': '', 'cost': , 'produce' : '' }" calcext:value-type="string">
            <text:p>, { 'level' : 0, 'name': 'Seacoast', 'needs': '', 'cost': 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table:number-columns-repeated="3"/>
          <table:table-cell table:formula="of:=&quot;, { 'level' : &quot; &amp; [.A6] &amp; &quot;, 'name': '&quot; &amp; [.B6] &amp; &quot;', 'needs': '&quot; &amp; [.C6] &amp; &quot;', 'cost': &quot; &amp; [.D6] &amp; &quot;, 'produce' : '&quot; &amp; [.E6] &amp; &quot;' }&quot;" office:value-type="string" office:string-value=", { 'level' : 0, 'name': 'Forest', 'needs': '', 'cost': , 'produce' : '' }" calcext:value-type="string">
            <text:p>, { 'level' : 0, 'name': 'Forest', 'needs': '', 'cost': , 'produce' : '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e Mine</text:p>
          </table:table-cell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Ore</text:p>
          </table:table-cell>
          <table:table-cell table:formula="of:=&quot;, { 'level' : &quot; &amp; [.A7] &amp; &quot;, 'name': '&quot; &amp; [.B7] &amp; &quot;', 'needs': '&quot; &amp; [.C7] &amp; &quot;', 'cost': &quot; &amp; [.D7] &amp; &quot;, 'produce' : '&quot; &amp; [.E7] &amp; &quot;' }&quot;" office:value-type="string" office:string-value=", { 'level' : 1, 'name': 'Ore Mine', 'needs': 'Mountains', 'cost': , 'produce' : 'Ore' }" calcext:value-type="string">
            <text:p>, { 'level' : 1, 'name': 'Ore Mine', 'needs': 'Mountains', 'cost': , 'produce' : 'Or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um Mine</text:p>
          </table:table-cell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Shale</text:p>
          </table:table-cell>
          <table:table-cell table:formula="of:=&quot;, { 'level' : &quot; &amp; [.A8] &amp; &quot;, 'name': '&quot; &amp; [.B8] &amp; &quot;', 'needs': '&quot; &amp; [.C8] &amp; &quot;', 'cost': &quot; &amp; [.D8] &amp; &quot;, 'produce' : '&quot; &amp; [.E8] &amp; &quot;' }&quot;" office:value-type="string" office:string-value=", { 'level' : 1, 'name': 'Alum Mine', 'needs': 'Mountains', 'cost': , 'produce' : 'Shale' }" calcext:value-type="string">
            <text:p>, { 'level' : 1, 'name': 'Alum Mine', 'needs': 'Mountains', 'cost': , 'produce' : 'Shal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in Farm</text:p>
          </table:table-cell>
          <table:table-cell office:value-type="string" calcext:value-type="string">
            <text:p>Prairie</text:p>
          </table:table-cell>
          <table:table-cell/>
          <table:table-cell office:value-type="string" calcext:value-type="string">
            <text:p>Grain</text:p>
          </table:table-cell>
          <table:table-cell table:formula="of:=&quot;, { 'level' : &quot; &amp; [.A9] &amp; &quot;, 'name': '&quot; &amp; [.B9] &amp; &quot;', 'needs': '&quot; &amp; [.C9] &amp; &quot;', 'cost': &quot; &amp; [.D9] &amp; &quot;, 'produce' : '&quot; &amp; [.E9] &amp; &quot;' }&quot;" office:value-type="string" office:string-value=", { 'level' : 1, 'name': 'Grain Farm', 'needs': 'Prairie', 'cost': , 'produce' : 'Grain' }" calcext:value-type="string">
            <text:p>, { 'level' : 1, 'name': 'Grain Farm', 'needs': 'Prairie', 'cost': , 'produce' : 'Grain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s Farm</text:p>
          </table:table-cell>
          <table:table-cell office:value-type="string" calcext:value-type="string">
            <text:p>Prairie</text:p>
          </table:table-cell>
          <table:table-cell/>
          <table:table-cell office:value-type="string" calcext:value-type="string">
            <text:p>Hops</text:p>
          </table:table-cell>
          <table:table-cell table:formula="of:=&quot;, { 'level' : &quot; &amp; [.A10] &amp; &quot;, 'name': '&quot; &amp; [.B10] &amp; &quot;', 'needs': '&quot; &amp; [.C10] &amp; &quot;', 'cost': &quot; &amp; [.D10] &amp; &quot;, 'produce' : '&quot; &amp; [.E10] &amp; &quot;' }&quot;" office:value-type="string" office:string-value=", { 'level' : 1, 'name': 'Hops Farm', 'needs': 'Prairie', 'cost': , 'produce' : 'Hops' }" calcext:value-type="string">
            <text:p>, { 'level' : 1, 'name': 'Hops Farm', 'needs': 'Prairie', 'cost': , 'produce' : 'Hops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Prairie</text:p>
          </table:table-cell>
          <table:table-cell/>
          <table:table-cell office:value-type="string" calcext:value-type="string">
            <text:p>Grapes</text:p>
          </table:table-cell>
          <table:table-cell table:formula="of:=&quot;, { 'level' : &quot; &amp; [.A11] &amp; &quot;, 'name': '&quot; &amp; [.B11] &amp; &quot;', 'needs': '&quot; &amp; [.C11] &amp; &quot;', 'cost': &quot; &amp; [.D11] &amp; &quot;, 'produce' : '&quot; &amp; [.E11] &amp; &quot;' }&quot;" office:value-type="string" office:string-value=", { 'level' : 1, 'name': 'Vineyard', 'needs': 'Prairie', 'cost': , 'produce' : 'Grapes' }" calcext:value-type="string">
            <text:p>, { 'level' : 1, 'name': 'Vineyard', 'needs': 'Prairie', 'cost': , 'produce' : 'Grapes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ep Pasture</text:p>
          </table:table-cell>
          <table:table-cell office:value-type="string" calcext:value-type="string">
            <text:p>Pasture</text:p>
          </table:table-cell>
          <table:table-cell/>
          <table:table-cell office:value-type="string" calcext:value-type="string">
            <text:p>Sheep</text:p>
          </table:table-cell>
          <table:table-cell table:formula="of:=&quot;, { 'level' : &quot; &amp; [.A12] &amp; &quot;, 'name': '&quot; &amp; [.B12] &amp; &quot;', 'needs': '&quot; &amp; [.C12] &amp; &quot;', 'cost': &quot; &amp; [.D12] &amp; &quot;, 'produce' : '&quot; &amp; [.E12] &amp; &quot;' }&quot;" office:value-type="string" office:string-value=", { 'level' : 1, 'name': 'Sheep Pasture', 'needs': 'Pasture', 'cost': , 'produce' : 'Sheep' }" calcext:value-type="string">
            <text:p>, { 'level' : 1, 'name': 'Sheep Pasture', 'needs': 'Pasture', 'cost': , 'produce' : 'Sheep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tle Ranch</text:p>
          </table:table-cell>
          <table:table-cell office:value-type="string" calcext:value-type="string">
            <text:p>Pasture</text:p>
          </table:table-cell>
          <table:table-cell/>
          <table:table-cell office:value-type="string" calcext:value-type="string">
            <text:p>Cattle</text:p>
          </table:table-cell>
          <table:table-cell table:formula="of:=&quot;, { 'level' : &quot; &amp; [.A13] &amp; &quot;, 'name': '&quot; &amp; [.B13] &amp; &quot;', 'needs': '&quot; &amp; [.C13] &amp; &quot;', 'cost': &quot; &amp; [.D13] &amp; &quot;, 'produce' : '&quot; &amp; [.E13] &amp; &quot;' }&quot;" office:value-type="string" office:string-value=", { 'level' : 1, 'name': 'Cattle Ranch', 'needs': 'Pasture', 'cost': , 'produce' : 'Cattle' }" calcext:value-type="string">
            <text:p>, { 'level' : 1, 'name': 'Cattle Ranch', 'needs': 'Pasture', 'cost': , 'produce' : 'Cattl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Seacoast</text:p>
          </table:table-cell>
          <table:table-cell/>
          <table:table-cell office:value-type="string" calcext:value-type="string">
            <text:p>Fish</text:p>
          </table:table-cell>
          <table:table-cell table:formula="of:=&quot;, { 'level' : &quot; &amp; [.A14] &amp; &quot;, 'name': '&quot; &amp; [.B14] &amp; &quot;', 'needs': '&quot; &amp; [.C14] &amp; &quot;', 'cost': &quot; &amp; [.D14] &amp; &quot;, 'produce' : '&quot; &amp; [.E14] &amp; &quot;' }&quot;" office:value-type="string" office:string-value=", { 'level' : 1, 'name': 'Dock', 'needs': 'Seacoast', 'cost': , 'produce' : 'Fish' }" calcext:value-type="string">
            <text:p>, { 'level' : 1, 'name': 'Dock', 'needs': 'Seacoast', 'cost': , 'produce' : 'Fish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tbeds</text:p>
          </table:table-cell>
          <table:table-cell office:value-type="string" calcext:value-type="string">
            <text:p>Seacoast</text:p>
          </table:table-cell>
          <table:table-cell/>
          <table:table-cell office:value-type="string" calcext:value-type="string">
            <text:p>Brine</text:p>
          </table:table-cell>
          <table:table-cell table:formula="of:=&quot;, { 'level' : &quot; &amp; [.A15] &amp; &quot;, 'name': '&quot; &amp; [.B15] &amp; &quot;', 'needs': '&quot; &amp; [.C15] &amp; &quot;', 'cost': &quot; &amp; [.D15] &amp; &quot;, 'produce' : '&quot; &amp; [.E15] &amp; &quot;' }&quot;" office:value-type="string" office:string-value=", { 'level' : 1, 'name': 'Saltbeds', 'needs': 'Seacoast', 'cost': , 'produce' : 'Brine' }" calcext:value-type="string">
            <text:p>, { 'level' : 1, 'name': 'Saltbeds', 'needs': 'Seacoast', 'cost': , 'produce' : 'Brin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mberjack Camp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Logs</text:p>
          </table:table-cell>
          <table:table-cell table:formula="of:=&quot;, { 'level' : &quot; &amp; [.A16] &amp; &quot;, 'name': '&quot; &amp; [.B16] &amp; &quot;', 'needs': '&quot; &amp; [.C16] &amp; &quot;', 'cost': &quot; &amp; [.D16] &amp; &quot;, 'produce' : '&quot; &amp; [.E16] &amp; &quot;' }&quot;" office:value-type="string" office:string-value=", { 'level' : 1, 'name': 'Lumberjack Camp', 'needs': 'Forest', 'cost': , 'produce' : 'Logs' }" calcext:value-type="string">
            <text:p>, { 'level' : 1, 'name': 'Lumberjack Camp', 'needs': 'Forest', 'cost': , 'produce' : 'Log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st Furnace</text:p>
          </table:table-cell>
          <table:table-cell office:value-type="string" calcext:value-type="string">
            <text:p>Ore Mine</text:p>
          </table:table-cell>
          <table:table-cell/>
          <table:table-cell office:value-type="string" calcext:value-type="string">
            <text:p>Slag</text:p>
          </table:table-cell>
          <table:table-cell table:formula="of:=&quot;, { 'level' : &quot; &amp; [.A17] &amp; &quot;, 'name': '&quot; &amp; [.B17] &amp; &quot;', 'needs': '&quot; &amp; [.C17] &amp; &quot;', 'cost': &quot; &amp; [.D17] &amp; &quot;, 'produce' : '&quot; &amp; [.E17] &amp; &quot;' }&quot;" office:value-type="string" office:string-value=", { 'level' : 2, 'name': 'Blast Furnace', 'needs': 'Ore Mine', 'cost': , 'produce' : 'Slag' }" calcext:value-type="string">
            <text:p>, { 'level' : 2, 'name': 'Blast Furnace', 'needs': 'Ore Mine', 'cost': , 'produce' : 'Slag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cinator</text:p>
          </table:table-cell>
          <table:table-cell office:value-type="string" calcext:value-type="string">
            <text:p>Alum Mine</text:p>
          </table:table-cell>
          <table:table-cell/>
          <table:table-cell office:value-type="string" calcext:value-type="string">
            <text:p>Sulfates</text:p>
          </table:table-cell>
          <table:table-cell table:formula="of:=&quot;, { 'level' : &quot; &amp; [.A18] &amp; &quot;, 'name': '&quot; &amp; [.B18] &amp; &quot;', 'needs': '&quot; &amp; [.C18] &amp; &quot;', 'cost': &quot; &amp; [.D18] &amp; &quot;, 'produce' : '&quot; &amp; [.E18] &amp; &quot;' }&quot;" office:value-type="string" office:string-value=", { 'level' : 2, 'name': 'Calcinator', 'needs': 'Alum Mine', 'cost': , 'produce' : 'Sulfates' }" calcext:value-type="string">
            <text:p>, { 'level' : 2, 'name': 'Calcinator', 'needs': 'Alum Mine', 'cost': , 'produce' : 'Sulfate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Grain Farm</text:p>
          </table:table-cell>
          <table:table-cell/>
          <table:table-cell office:value-type="string" calcext:value-type="string">
            <text:p>Flour</text:p>
          </table:table-cell>
          <table:table-cell table:formula="of:=&quot;, { 'level' : &quot; &amp; [.A19] &amp; &quot;, 'name': '&quot; &amp; [.B19] &amp; &quot;', 'needs': '&quot; &amp; [.C19] &amp; &quot;', 'cost': &quot; &amp; [.D19] &amp; &quot;, 'produce' : '&quot; &amp; [.E19] &amp; &quot;' }&quot;" office:value-type="string" office:string-value=", { 'level' : 2, 'name': 'Mill', 'needs': 'Grain Farm', 'cost': , 'produce' : 'Flour' }" calcext:value-type="string">
            <text:p>, { 'level' : 2, 'name': 'Mill', 'needs': 'Grain Farm', 'cost': , 'produce' : 'Flour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 Brewery</text:p>
          </table:table-cell>
          <table:table-cell office:value-type="string" calcext:value-type="string">
            <text:p>Grain Farm</text:p>
          </table:table-cell>
          <table:table-cell/>
          <table:table-cell office:value-type="string" calcext:value-type="string">
            <text:p>Small Ale</text:p>
          </table:table-cell>
          <table:table-cell table:formula="of:=&quot;, { 'level' : &quot; &amp; [.A20] &amp; &quot;, 'name': '&quot; &amp; [.B20] &amp; &quot;', 'needs': '&quot; &amp; [.C20] &amp; &quot;', 'cost': &quot; &amp; [.D20] &amp; &quot;, 'produce' : '&quot; &amp; [.E20] &amp; &quot;' }&quot;" office:value-type="string" office:string-value=", { 'level' : 2, 'name': 'Ale Brewery', 'needs': 'Grain Farm', 'cost': , 'produce' : 'Small Ale' }" calcext:value-type="string">
            <text:p>, { 'level' : 2, 'name': 'Ale Brewery', 'needs': 'Grain Farm', 'cost': , 'produce' : 'Small Ale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r Brewery</text:p>
          </table:table-cell>
          <table:table-cell office:value-type="string" calcext:value-type="string">
            <text:p>Grain Farm, Hops Farm</text:p>
          </table:table-cell>
          <table:table-cell/>
          <table:table-cell office:value-type="string" calcext:value-type="string">
            <text:p>Small Beer</text:p>
          </table:table-cell>
          <table:table-cell table:formula="of:=&quot;, { 'level' : &quot; &amp; [.A21] &amp; &quot;, 'name': '&quot; &amp; [.B21] &amp; &quot;', 'needs': '&quot; &amp; [.C21] &amp; &quot;', 'cost': &quot; &amp; [.D21] &amp; &quot;, 'produce' : '&quot; &amp; [.E21] &amp; &quot;' }&quot;" office:value-type="string" office:string-value=", { 'level' : 2, 'name': 'Beer Brewery', 'needs': 'Grain Farm, Hops Farm', 'cost': , 'produce' : 'Small Beer' }" calcext:value-type="string">
            <text:p>, { 'level' : 2, 'name': 'Beer Brewery', 'needs': 'Grain Farm, Hops Farm', 'cost': , 'produce' : 'Small Beer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Vineyard</text:p>
          </table:table-cell>
          <table:table-cell/>
          <table:table-cell office:value-type="string" calcext:value-type="string">
            <text:p>Wine</text:p>
          </table:table-cell>
          <table:table-cell table:formula="of:=&quot;, { 'level' : &quot; &amp; [.A22] &amp; &quot;, 'name': '&quot; &amp; [.B22] &amp; &quot;', 'needs': '&quot; &amp; [.C22] &amp; &quot;', 'cost': &quot; &amp; [.D22] &amp; &quot;, 'produce' : '&quot; &amp; [.E22] &amp; &quot;' }&quot;" office:value-type="string" office:string-value=", { 'level' : 2, 'name': 'Winery', 'needs': 'Vineyard', 'cost': , 'produce' : 'Wine' }" calcext:value-type="string">
            <text:p>, { 'level' : 2, 'name': 'Winery', 'needs': 'Vineyard', 'cost': , 'produce' : 'Wine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aring Shed</text:p>
          </table:table-cell>
          <table:table-cell office:value-type="string" calcext:value-type="string">
            <text:p>Sheep Station</text:p>
          </table:table-cell>
          <table:table-cell/>
          <table:table-cell office:value-type="string" calcext:value-type="string">
            <text:p>Wool</text:p>
          </table:table-cell>
          <table:table-cell table:formula="of:=&quot;, { 'level' : &quot; &amp; [.A23] &amp; &quot;, 'name': '&quot; &amp; [.B23] &amp; &quot;', 'needs': '&quot; &amp; [.C23] &amp; &quot;', 'cost': &quot; &amp; [.D23] &amp; &quot;, 'produce' : '&quot; &amp; [.E23] &amp; &quot;' }&quot;" office:value-type="string" office:string-value=", { 'level' : 2, 'name': 'Shearing Shed', 'needs': 'Sheep Station', 'cost': , 'produce' : 'Wool' }" calcext:value-type="string">
            <text:p>, { 'level' : 2, 'name': 'Shearing Shed', 'needs': 'Sheep Station', 'cost': , 'produce' : 'Wool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aughterhouse</text:p>
          </table:table-cell>
          <table:table-cell office:value-type="string" calcext:value-type="string">
            <text:p>Cattle Ranch</text:p>
          </table:table-cell>
          <table:table-cell/>
          <table:table-cell office:value-type="string" calcext:value-type="string">
            <text:p>Meat</text:p>
          </table:table-cell>
          <table:table-cell table:formula="of:=&quot;, { 'level' : &quot; &amp; [.A24] &amp; &quot;, 'name': '&quot; &amp; [.B24] &amp; &quot;', 'needs': '&quot; &amp; [.C24] &amp; &quot;', 'cost': &quot; &amp; [.D24] &amp; &quot;, 'produce' : '&quot; &amp; [.E24] &amp; &quot;' }&quot;" office:value-type="string" office:string-value=", { 'level' : 2, 'name': 'Slaughterhouse', 'needs': 'Cattle Ranch', 'cost': , 'produce' : 'Meat' }" calcext:value-type="string">
            <text:p>, { 'level' : 2, 'name': 'Slaughterhouse', 'needs': 'Cattle Ranch', 'cost': , 'produce' : 'Meat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shery</text:p>
          </table:table-cell>
          <table:table-cell office:value-type="string" calcext:value-type="string">
            <text:p>Dock</text:p>
          </table:table-cell>
          <table:table-cell/>
          <table:table-cell office:value-type="string" calcext:value-type="string">
            <text:p>Fish Fillets</text:p>
          </table:table-cell>
          <table:table-cell table:formula="of:=&quot;, { 'level' : &quot; &amp; [.A25] &amp; &quot;, 'name': '&quot; &amp; [.B25] &amp; &quot;', 'needs': '&quot; &amp; [.C25] &amp; &quot;', 'cost': &quot; &amp; [.D25] &amp; &quot;, 'produce' : '&quot; &amp; [.E25] &amp; &quot;' }&quot;" office:value-type="string" office:string-value=", { 'level' : 2, 'name': 'Fishery', 'needs': 'Dock', 'cost': , 'produce' : 'Fish Fillets' }" calcext:value-type="string">
            <text:p>, { 'level' : 2, 'name': 'Fishery', 'needs': 'Dock', 'cost': , 'produce' : 'Fish Fillet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tpans</text:p>
          </table:table-cell>
          <table:table-cell office:value-type="string" calcext:value-type="string">
            <text:p>Saltbeds</text:p>
          </table:table-cell>
          <table:table-cell/>
          <table:table-cell office:value-type="string" calcext:value-type="string">
            <text:p>Crast</text:p>
          </table:table-cell>
          <table:table-cell table:formula="of:=&quot;, { 'level' : &quot; &amp; [.A26] &amp; &quot;, 'name': '&quot; &amp; [.B26] &amp; &quot;', 'needs': '&quot; &amp; [.C26] &amp; &quot;', 'cost': &quot; &amp; [.D26] &amp; &quot;, 'produce' : '&quot; &amp; [.E26] &amp; &quot;' }&quot;" office:value-type="string" office:string-value=", { 'level' : 2, 'name': 'Saltpans', 'needs': 'Saltbeds', 'cost': , 'produce' : 'Crast' }" calcext:value-type="string">
            <text:p>, { 'level' : 2, 'name': 'Saltpans', 'needs': 'Saltbeds', 'cost': , 'produce' : 'Crast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wmill</text:p>
          </table:table-cell>
          <table:table-cell office:value-type="string" calcext:value-type="string">
            <text:p>Lumberjack Camp</text:p>
          </table:table-cell>
          <table:table-cell/>
          <table:table-cell office:value-type="string" calcext:value-type="string">
            <text:p>Timber</text:p>
          </table:table-cell>
          <table:table-cell table:formula="of:=&quot;, { 'level' : &quot; &amp; [.A27] &amp; &quot;, 'name': '&quot; &amp; [.B27] &amp; &quot;', 'needs': '&quot; &amp; [.C27] &amp; &quot;', 'cost': &quot; &amp; [.D27] &amp; &quot;, 'produce' : '&quot; &amp; [.E27] &amp; &quot;' }&quot;" office:value-type="string" office:string-value=", { 'level' : 2, 'name': 'Sawmill', 'needs': 'Lumberjack Camp', 'cost': , 'produce' : 'Timber' }" calcext:value-type="string">
            <text:p>, { 'level' : 2, 'name': 'Sawmill', 'needs': 'Lumberjack Camp', 'cost': , 'produce' : 'Timbe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Blast Furnace, Charcoal Kiln</text:p>
          </table:table-cell>
          <table:table-cell/>
          <table:table-cell office:value-type="string" calcext:value-type="string">
            <text:p>Iron</text:p>
          </table:table-cell>
          <table:table-cell table:formula="of:=&quot;, { 'level' : &quot; &amp; [.A28] &amp; &quot;, 'name': '&quot; &amp; [.B28] &amp; &quot;', 'needs': '&quot; &amp; [.C28] &amp; &quot;', 'cost': &quot; &amp; [.D28] &amp; &quot;, 'produce' : '&quot; &amp; [.E28] &amp; &quot;' }&quot;" office:value-type="string" office:string-value=", { 'level' : 3, 'name': 'Forge', 'needs': 'Blast Furnace, Charcoal Kiln', 'cost': , 'produce' : 'Iron' }" calcext:value-type="string">
            <text:p>, { 'level' : 3, 'name': 'Forge', 'needs': 'Blast Furnace, Charcoal Kiln', 'cost': , 'produce' : 'Iron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xiviator</text:p>
          </table:table-cell>
          <table:table-cell office:value-type="string" calcext:value-type="string">
            <text:p>Calcinator</text:p>
          </table:table-cell>
          <table:table-cell/>
          <table:table-cell office:value-type="string" calcext:value-type="string">
            <text:p>Alum</text:p>
          </table:table-cell>
          <table:table-cell table:formula="of:=&quot;, { 'level' : &quot; &amp; [.A29] &amp; &quot;, 'name': '&quot; &amp; [.B29] &amp; &quot;', 'needs': '&quot; &amp; [.C29] &amp; &quot;', 'cost': &quot; &amp; [.D29] &amp; &quot;, 'produce' : '&quot; &amp; [.E29] &amp; &quot;' }&quot;" office:value-type="string" office:string-value=", { 'level' : 3, 'name': 'Lixiviator', 'needs': 'Calcinator', 'cost': , 'produce' : 'Alum' }" calcext:value-type="string">
            <text:p>, { 'level' : 3, 'name': 'Lixiviator', 'needs': 'Calcinator', 'cost': , 'produce' : 'Alum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Mill, Sawmill</text:p>
          </table:table-cell>
          <table:table-cell/>
          <table:table-cell office:value-type="string" calcext:value-type="string">
            <text:p>Bread</text:p>
          </table:table-cell>
          <table:table-cell table:formula="of:=&quot;, { 'level' : &quot; &amp; [.A30] &amp; &quot;, 'name': '&quot; &amp; [.B30] &amp; &quot;', 'needs': '&quot; &amp; [.C30] &amp; &quot;', 'cost': &quot; &amp; [.D30] &amp; &quot;, 'produce' : '&quot; &amp; [.E30] &amp; &quot;' }&quot;" office:value-type="string" office:string-value=", { 'level' : 3, 'name': 'Bakery', 'needs': 'Mill, Sawmill', 'cost': , 'produce' : 'Bread' }" calcext:value-type="string">
            <text:p>, { 'level' : 3, 'name': 'Bakery', 'needs': 'Mill, Sawmill', 'cost': , 'produce' : 'Bread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le Conditioner</text:p>
          </table:table-cell>
          <table:table-cell office:value-type="string" calcext:value-type="string">
            <text:p>Ale Brewery</text:p>
          </table:table-cell>
          <table:table-cell/>
          <table:table-cell office:value-type="string" calcext:value-type="string">
            <text:p>Dark Ale</text:p>
          </table:table-cell>
          <table:table-cell table:formula="of:=&quot;, { 'level' : &quot; &amp; [.A31] &amp; &quot;, 'name': '&quot; &amp; [.B31] &amp; &quot;', 'needs': '&quot; &amp; [.C31] &amp; &quot;', 'cost': &quot; &amp; [.D31] &amp; &quot;, 'produce' : '&quot; &amp; [.E31] &amp; &quot;' }&quot;" office:value-type="string" office:string-value=", { 'level' : 3, 'name': 'Ale Conditioner', 'needs': 'Ale Brewery', 'cost': , 'produce' : 'Dark Ale' }" calcext:value-type="string">
            <text:p>, { 'level' : 3, 'name': 'Ale Conditioner', 'needs': 'Ale Brewery', 'cost': , 'produce' : 'Dark Ale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er Filtrator</text:p>
          </table:table-cell>
          <table:table-cell office:value-type="string" calcext:value-type="string">
            <text:p>Beer Brewery</text:p>
          </table:table-cell>
          <table:table-cell/>
          <table:table-cell office:value-type="string" calcext:value-type="string">
            <text:p>Bright Beer</text:p>
          </table:table-cell>
          <table:table-cell table:formula="of:=&quot;, { 'level' : &quot; &amp; [.A32] &amp; &quot;, 'name': '&quot; &amp; [.B32] &amp; &quot;', 'needs': '&quot; &amp; [.C32] &amp; &quot;', 'cost': &quot; &amp; [.D32] &amp; &quot;, 'produce' : '&quot; &amp; [.E32] &amp; &quot;' }&quot;" office:value-type="string" office:string-value=", { 'level' : 3, 'name': 'Beer Filtrator', 'needs': 'Beer Brewery', 'cost': , 'produce' : 'Bright Beer' }" calcext:value-type="string">
            <text:p>, { 'level' : 3, 'name': 'Beer Filtrator', 'needs': 'Beer Brewery', 'cost': , 'produce' : 'Bright Bee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tillery</text:p>
          </table:table-cell>
          <table:table-cell office:value-type="string" calcext:value-type="string">
            <text:p>Winery, Charcoal Kiln</text:p>
          </table:table-cell>
          <table:table-cell/>
          <table:table-cell office:value-type="string" calcext:value-type="string">
            <text:p>Liquor</text:p>
          </table:table-cell>
          <table:table-cell table:formula="of:=&quot;, { 'level' : &quot; &amp; [.A33] &amp; &quot;, 'name': '&quot; &amp; [.B33] &amp; &quot;', 'needs': '&quot; &amp; [.C33] &amp; &quot;', 'cost': &quot; &amp; [.D33] &amp; &quot;, 'produce' : '&quot; &amp; [.E33] &amp; &quot;' }&quot;" office:value-type="string" office:string-value=", { 'level' : 3, 'name': 'Distillery', 'needs': 'Winery, Charcoal Kiln', 'cost': , 'produce' : 'Liquor' }" calcext:value-type="string">
            <text:p>, { 'level' : 3, 'name': 'Distillery', 'needs': 'Winery, Charcoal Kiln', 'cost': , 'produce' : 'Liquo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nning Jenny</text:p>
          </table:table-cell>
          <table:table-cell office:value-type="string" calcext:value-type="string">
            <text:p>Shearing Shed, Sawmill, Forge</text:p>
          </table:table-cell>
          <table:table-cell/>
          <table:table-cell office:value-type="string" calcext:value-type="string">
            <text:p>Yarn</text:p>
          </table:table-cell>
          <table:table-cell table:formula="of:=&quot;, { 'level' : &quot; &amp; [.A34] &amp; &quot;, 'name': '&quot; &amp; [.B34] &amp; &quot;', 'needs': '&quot; &amp; [.C34] &amp; &quot;', 'cost': &quot; &amp; [.D34] &amp; &quot;, 'produce' : '&quot; &amp; [.E34] &amp; &quot;' }&quot;" office:value-type="string" office:string-value=", { 'level' : 3, 'name': 'Spinning Jenny', 'needs': 'Shearing Shed, Sawmill, Forge', 'cost': , 'produce' : 'Yarn' }" calcext:value-type="string">
            <text:p>, { 'level' : 3, 'name': 'Spinning Jenny', 'needs': 'Shearing Shed, Sawmill, Forge', 'cost': , 'produce' : 'Yarn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house</text:p>
          </table:table-cell>
          <table:table-cell office:value-type="string" calcext:value-type="string">
            <text:p>Slaughterhouse, Sawmill</text:p>
          </table:table-cell>
          <table:table-cell/>
          <table:table-cell office:value-type="string" calcext:value-type="string">
            <text:p>Jerky</text:p>
          </table:table-cell>
          <table:table-cell table:formula="of:=&quot;, { 'level' : &quot; &amp; [.A35] &amp; &quot;, 'name': '&quot; &amp; [.B35] &amp; &quot;', 'needs': '&quot; &amp; [.C35] &amp; &quot;', 'cost': &quot; &amp; [.D35] &amp; &quot;, 'produce' : '&quot; &amp; [.E35] &amp; &quot;' }&quot;" office:value-type="string" office:string-value=", { 'level' : 3, 'name': 'Smokehouse', 'needs': 'Slaughterhouse, Sawmill', 'cost': , 'produce' : 'Jerky' }" calcext:value-type="string">
            <text:p>, { 'level' : 3, 'name': 'Smokehouse', 'needs': 'Slaughterhouse, Sawmill', 'cost': , 'produce' : 'Jerky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nery</text:p>
          </table:table-cell>
          <table:table-cell office:value-type="string" calcext:value-type="string">
            <text:p>Fishery, Sawmill, Saltbeds</text:p>
          </table:table-cell>
          <table:table-cell/>
          <table:table-cell office:value-type="string" calcext:value-type="string">
            <text:p>Saltfish</text:p>
          </table:table-cell>
          <table:table-cell table:formula="of:=&quot;, { 'level' : &quot; &amp; [.A36] &amp; &quot;, 'name': '&quot; &amp; [.B36] &amp; &quot;', 'needs': '&quot; &amp; [.C36] &amp; &quot;', 'cost': &quot; &amp; [.D36] &amp; &quot;, 'produce' : '&quot; &amp; [.E36] &amp; &quot;' }&quot;" office:value-type="string" office:string-value=", { 'level' : 3, 'name': 'Brinery', 'needs': 'Fishery, Sawmill, Saltbeds', 'cost': , 'produce' : 'Saltfish' }" calcext:value-type="string">
            <text:p>, { 'level' : 3, 'name': 'Brinery', 'needs': 'Fishery, Sawmill, Saltbeds', 'cost': , 'produce' : 'Saltfish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tern</text:p>
          </table:table-cell>
          <table:table-cell office:value-type="string" calcext:value-type="string">
            <text:p>Saltpans, Sawmill</text:p>
          </table:table-cell>
          <table:table-cell/>
          <table:table-cell office:value-type="string" calcext:value-type="string">
            <text:p>Salt</text:p>
          </table:table-cell>
          <table:table-cell table:formula="of:=&quot;, { 'level' : &quot; &amp; [.A37] &amp; &quot;, 'name': '&quot; &amp; [.B37] &amp; &quot;', 'needs': '&quot; &amp; [.C37] &amp; &quot;', 'cost': &quot; &amp; [.D37] &amp; &quot;, 'produce' : '&quot; &amp; [.E37] &amp; &quot;' }&quot;" office:value-type="string" office:string-value=", { 'level' : 3, 'name': 'Saltern', 'needs': 'Saltpans, Sawmill', 'cost': , 'produce' : 'Salt' }" calcext:value-type="string">
            <text:p>, { 'level' : 3, 'name': 'Saltern', 'needs': 'Saltpans, Sawmill', 'cost': , 'produce' : 'Salt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coal Kiln</text:p>
          </table:table-cell>
          <table:table-cell office:value-type="string" calcext:value-type="string">
            <text:p>Sawmill</text:p>
          </table:table-cell>
          <table:table-cell/>
          <table:table-cell office:value-type="string" calcext:value-type="string">
            <text:p>Charcoal</text:p>
          </table:table-cell>
          <table:table-cell table:formula="of:=&quot;, { 'level' : &quot; &amp; [.A38] &amp; &quot;, 'name': '&quot; &amp; [.B38] &amp; &quot;', 'needs': '&quot; &amp; [.C38] &amp; &quot;', 'cost': &quot; &amp; [.D38] &amp; &quot;, 'produce' : '&quot; &amp; [.E38] &amp; &quot;' }&quot;" office:value-type="string" office:string-value=", { 'level' : 3, 'name': 'Charcoal Kiln', 'needs': 'Sawmill', 'cost': , 'produce' : 'Charcoal' }" calcext:value-type="string">
            <text:p>, { 'level' : 3, 'name': 'Charcoal Kiln', 'needs': 'Sawmill', 'cost': , 'produce' : 'Charcoal' }</text:p>
          </table:table-cell>
          <table:table-cell table:number-columns-repeated="1018"/>
        </table:table-row>
      </table:table>
      <table:table table:name="ultimateItem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NeedsTex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8"/>
        </table:table-row>
        <table:table-row table:style-name="ro1">
          <table:table-cell table:style-name="ce3" office:value-type="string" calcext:value-type="string">
            <text:p>Arquebus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orge, Lixiviator, Charcoal Kiln</text:p>
          </table:table-cell>
          <table:table-cell office:value-type="string" calcext:value-type="string">
            <text:p>Forge (iron castings)\nLixiviator (potassium)\nCharcoal Kiln (charcoal)</text:p>
          </table:table-cell>
          <table:table-cell office:value-type="string" calcext:value-type="string">
            <text:p>The newest weapon on the market – makes a crossbow look tame! Just load it with this new “gunpowder” powder, aim, and shoot!</text:p>
          </table:table-cell>
          <table:table-cell table:formula="of:=&quot;, { 'name' : '&quot; &amp; [.A2] &amp; &quot;', 'location': '&quot; &amp; [.B2] &amp; &quot;', 'needtext' : '&quot; &amp; [.D2] &amp; &quot;', 'desc' : '&quot; &amp; [.E2] &amp; &quot;'}&quot;" office:value-type="string" office:string-value=", { 'name' : 'Arquebus', 'location': 'Blacksmith', 'needtext' : 'Forge (iron castings)\nLixiviator (potassium)\nCharcoal Kiln (charcoal)', 'desc' : 'The newest weapon on the market – makes a crossbow look tame! Just load it with this new “gunpowder” powder, aim, and shoot!'}" calcext:value-type="string">
            <text:p>, { 'name' : 'Arquebus', 'location': 'Blacksmith', 'needtext' : 'Forge (iron castings)\nLixiviator (potassium)\nCharcoal Kiln (charcoal)', 'desc' : 'The newest weapon on the market – makes a crossbow look tame! Just load it with this new “gunpowder” powder, aim, and shoot!'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gandine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orge, Spinning Jenny, Lixiciator</text:p>
          </table:table-cell>
          <table:table-cell office:value-type="string" calcext:value-type="string">
            <text:p>Forge (iron patches)\nSpinning Jenny (padding)\nCharcoal Kiln (charcoal)</text:p>
          </table:table-cell>
          <table:table-cell office:value-type="string" calcext:value-type="string">
            <text:p>Looking for armor that is strong but also light? Try the brigandine, with its thick padding with strategically placed sheets of armot stitched throughout.</text:p>
          </table:table-cell>
          <table:table-cell table:formula="of:=&quot;, { 'name' : '&quot; &amp; [.A3] &amp; &quot;', 'location': '&quot; &amp; [.B3] &amp; &quot;', 'needtext' : '&quot; &amp; [.D3] &amp; &quot;', 'desc' : '&quot; &amp; [.E3] &amp; &quot;'}&quot;" office:value-type="string" office:string-value=", { 'name' : 'Brigandine', 'location': 'Blacksmith', 'needtext' : 'Forge (iron patches)\nSpinning Jenny (padding)\nCharcoal Kiln (charcoal)', 'desc' : 'Looking for armor that is strong but also light? Try the brigandine, with its thick padding with strategically placed sheets of armot stitched throughout.'}" calcext:value-type="string">
            <text:p>, { 'name' : 'Brigandine', 'location': 'Blacksmith', 'needtext' : 'Forge (iron patches)\nSpinning Jenny (padding)\nCharcoal Kiln (charcoal)', 'desc' : 'Looking for armor that is strong but also light? Try the brigandine, with its thick padding with strategically placed sheets of armot stitched throughout.'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mmican</text:p>
          </table:table-cell>
          <table:table-cell office:value-type="string" calcext:value-type="string">
            <text:p>Item Shop</text:p>
          </table:table-cell>
          <table:table-cell office:value-type="string" calcext:value-type="string">
            <text:p>Smokehouse, Distillery, Charcoal Kiln</text:p>
          </table:table-cell>
          <table:table-cell office:value-type="string" calcext:value-type="string">
            <text:p>Smokehouse (jerky)\nDistillery (leftover fruit)\nCharcoal Kiln (charcoal)</text:p>
          </table:table-cell>
          <table:table-cell office:value-type="string" calcext:value-type="string">
            <text:p>The ultimate in adventuring rations! A mixture of ground jerky, fruit, and fat, that will literally last decades!</text:p>
          </table:table-cell>
          <table:table-cell table:formula="of:=&quot;, { 'name' : '&quot; &amp; [.A4] &amp; &quot;', 'location': '&quot; &amp; [.B4] &amp; &quot;', 'needtext' : '&quot; &amp; [.D4] &amp; &quot;', 'desc' : '&quot; &amp; [.E4] &amp; &quot;'}&quot;" office:value-type="string" office:string-value=", { 'name' : 'Pemmican', 'location': 'Item Shop', 'needtext' : 'Smokehouse (jerky)\nDistillery (leftover fruit)\nCharcoal Kiln (charcoal)', 'desc' : 'The ultimate in adventuring rations! A mixture of ground jerky, fruit, and fat, that will literally last decades!'}" calcext:value-type="string">
            <text:p>, { 'name' : 'Pemmican', 'location': 'Item Shop', 'needtext' : 'Smokehouse (jerky)\nDistillery (leftover fruit)\nCharcoal Kiln (charcoal)', 'desc' : 'The ultimate in adventuring rations! A mixture of ground jerky, fruit, and fat, that will literally last decades!'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ultic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Lixiciator, Spinning Jenny, Saltern</text:p>
          </table:table-cell>
          <table:table-cell office:value-type="string" calcext:value-type="string">
            <text:p>Lixiciator (alum)\nSpinning Jenny (cloth)\nSaltern (salt)</text:p>
          </table:table-cell>
          <table:table-cell office:value-type="string" calcext:value-type="string">
            <text:p>Suffering from a deep sword wound? We have the answer – our temple’s special mixture of medicine bandaged over the wound. The best choice until we invent penicillin….</text:p>
          </table:table-cell>
          <table:table-cell table:formula="of:=&quot;, { 'name' : '&quot; &amp; [.A5] &amp; &quot;', 'location': '&quot; &amp; [.B5] &amp; &quot;', 'needtext' : '&quot; &amp; [.D5] &amp; &quot;', 'desc' : '&quot; &amp; [.E5] &amp; &quot;'}&quot;" office:value-type="string" office:string-value="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}" calcext:value-type="string">
            <text:p>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Velvet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Ale Brewery, Beer Brewery, Distillery</text:p>
          </table:table-cell>
          <table:table-cell office:value-type="string" calcext:value-type="string">
            <text:p>Ale Brewery (dark ale)\nBeer Brewery (stout)\nDistillery (champagne)</text:p>
          </table:table-cell>
          <table:table-cell office:value-type="string" calcext:value-type="string">
            <text:p>Fancy! A beer cocktail that uses the darkest stout and the bubbliest champagne. A great mixture of flavor that goes straight to your head.</text:p>
          </table:table-cell>
          <table:table-cell table:formula="of:=&quot;, { 'name' : '&quot; &amp; [.A6] &amp; &quot;', 'location': '&quot; &amp; [.B6] &amp; &quot;', 'needtext' : '&quot; &amp; [.D6] &amp; &quot;', 'desc' : '&quot; &amp; [.E6] &amp; &quot;'}&quot;" office:value-type="string" office:string-value="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}" calcext:value-type="string">
            <text:p>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}</text:p>
          </table:table-cell>
          <table:table-cell table:number-columns-repeated="1018"/>
        </table:table-row>
      </table:table>
      <table:table table:name="items" table:style-name="ta1">
        <table:table-column table:style-name="co1" table:number-columns-repeated="13" table:default-cell-style-name="Default"/>
        <table:table-column table:style-name="co11" table:default-cell-style-name="ce4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(level corresponds to array location – 1</text:p>
          </table:table-cell>
          <table:table-cell table:style-name="ce1" table:number-columns-repeated="11"/>
          <table:table-cell table:style-name="ce1" office:value-type="string" calcext:value-type="string">
            <text:p>Cod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weapons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atchet</text:p>
          </table:table-cell>
          <table:table-cell office:value-type="string" calcext:value-type="string">
            <text:p>morningstar</text:p>
          </table:table-cell>
          <table:table-cell office:value-type="string" calcext:value-type="string">
            <text:p>shortsword</text:p>
          </table:table-cell>
          <table:table-cell office:value-type="string" calcext:value-type="string">
            <text:p>shortbow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longbow</text:p>
          </table:table-cell>
          <table:table-cell office:value-type="string" calcext:value-type="string">
            <text:p>battleaxe</text:p>
          </table:table-cell>
          <table:table-cell office:value-type="string" calcext:value-type="string">
            <text:p>broadsword</text:p>
          </table:table-cell>
          <table:table-cell office:value-type="string" calcext:value-type="string">
            <text:p>falchion</text:p>
          </table:table-cell>
          <table:table-cell office:value-type="string" calcext:value-type="string">
            <text:p>crossbow</text:p>
          </table:table-cell>
          <table:table-cell table:formula="of:=&quot;, {'category' : '&quot; &amp; [.A2] &amp; &quot;', 'list': ['&quot; &amp; [.B2] &amp; &quot;', '&quot; &amp; [.C2] &amp; &quot;', '&quot; &amp; [.D2] &amp; &quot;', '&quot; &amp; [.E2] &amp; &quot;', '&quot; &amp; [.F2] &amp; &quot;', '&quot; &amp; [.G2] &amp; &quot;', '&quot; &amp; [.H2] &amp; &quot;', '&quot; &amp; [.I2] &amp; &quot;', '&quot; &amp; [.J2] &amp; &quot;', '&quot; &amp; [.K2] &amp; &quot;', '&quot; &amp; [.L2] &amp; &quot;', '&quot; &amp; [.M2] &amp; &quot;'] }&quot;" office:value-type="string" office:string-value=", {'category' : 'weapons', 'list': ['club', 'knife', 'hatchet', 'morningstar', 'shortsword', 'shortbow', 'longsword', 'longbow', 'battleaxe', 'broadsword', 'falchion', 'crossbow'] }" calcext:value-type="string">
            <text:p>, {'category' : 'weapons', 'list': ['club', 'knife', 'hatchet', 'morningstar', 'shortsword', 'shortbow', 'longsword', 'longbow', 'battleaxe', 'broadsword', 'falchion', 'crossbow']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leather armon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short hauberk</text:p>
          </table:table-cell>
          <table:table-cell office:value-type="string" calcext:value-type="string">
            <text:p>roundshield</text:p>
          </table:table-cell>
          <table:table-cell office:value-type="string" calcext:value-type="string">
            <text:p>long hauberk</text:p>
          </table:table-cell>
          <table:table-cell office:value-type="string" calcext:value-type="string">
            <text:p>kite shield</text:p>
          </table:table-cell>
          <table:table-cell office:value-type="string" calcext:value-type="string">
            <text:p>lamellar</text:p>
          </table:table-cell>
          <table:table-cell office:value-type="string" calcext:value-type="string">
            <text:p>scale armor</text:p>
          </table:table-cell>
          <table:table-cell office:value-type="string" calcext:value-type="string">
            <text:p>partial plate</text:p>
          </table:table-cell>
          <table:table-cell office:value-type="string" calcext:value-type="string">
            <text:p>pavise</text:p>
          </table:table-cell>
          <table:table-cell office:value-type="string" calcext:value-type="string">
            <text:p>full plate</text:p>
          </table:table-cell>
          <table:table-cell office:value-type="string" calcext:value-type="string">
            <text:p>cuirass</text:p>
          </table:table-cell>
          <table:table-cell table:formula="of:=&quot;, {'category' : '&quot; &amp; [.A3] &amp; &quot;', 'list': ['&quot; &amp; [.B3] &amp; &quot;', '&quot; &amp; [.C3] &amp; &quot;', '&quot; &amp; [.D3] &amp; &quot;', '&quot; &amp; [.E3] &amp; &quot;', '&quot; &amp; [.F3] &amp; &quot;', '&quot; &amp; [.G3] &amp; &quot;', '&quot; &amp; [.H3] &amp; &quot;', '&quot; &amp; [.I3] &amp; &quot;', '&quot; &amp; [.J3] &amp; &quot;', '&quot; &amp; [.K3] &amp; &quot;', '&quot; &amp; [.L3] &amp; &quot;', '&quot; &amp; [.M3] &amp; &quot;'] }&quot;" office:value-type="string" office:string-value=", {'category' : 'armor', 'list': ['leather armon', 'buckler', 'short hauberk', 'roundshield', 'long hauberk', 'kite shield', 'lamellar', 'scale armor', 'partial plate', 'pavise', 'full plate', 'cuirass'] }" calcext:value-type="string">
            <text:p>, {'category' : 'armor', 'list': ['leather armon', 'buckler', 'short hauberk', 'roundshield', 'long hauberk', 'kite shield', 'lamellar', 'scale armor', 'partial plate', 'pavise', 'full plate', 'cuirass']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knapsack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dried fruit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waterproof poncho</text:p>
          </table:table-cell>
          <table:table-cell office:value-type="string" calcext:value-type="string">
            <text:p>cuttlefish</text:p>
          </table:table-cell>
          <table:table-cell office:value-type="string" calcext:value-type="string">
            <text:p>waterproof jersey</text:p>
          </table:table-cell>
          <table:table-cell office:value-type="string" calcext:value-type="string">
            <text:p>portable stove</text:p>
          </table:table-cell>
          <table:table-cell table:formula="of:=&quot;, {'category' : '&quot; &amp; [.A4] &amp; &quot;', 'list': ['&quot; &amp; [.B4] &amp; &quot;', '&quot; &amp; [.C4] &amp; &quot;', '&quot; &amp; [.D4] &amp; &quot;', '&quot; &amp; [.E4] &amp; &quot;', '&quot; &amp; [.F4] &amp; &quot;', '&quot; &amp; [.G4] &amp; &quot;', '&quot; &amp; [.H4] &amp; &quot;', '&quot; &amp; [.I4] &amp; &quot;', '&quot; &amp; [.J4] &amp; &quot;', '&quot; &amp; [.K4] &amp; &quot;', '&quot; &amp; [.L4] &amp; &quot;', '&quot; &amp; [.M4] &amp; &quot;'] }&quot;" office:value-type="string" office:string-value=", {'category' : 'items', 'list': ['knapsack', 'tent', 'flint', 'dried fruit', 'canteen', 'boots', 'cloak', 'jerky', 'waterproof poncho', 'cuttlefish', 'waterproof jersey', 'portable stove'] }" calcext:value-type="string">
            <text:p>, {'category' : 'items', 'list': ['knapsack', 'tent', 'flint', 'dried fruit', 'canteen', 'boots', 'cloak', 'jerky', 'waterproof poncho', 'cuttlefish', 'waterproof jersey', 'portable stove']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chicken soup</text:p>
          </table:table-cell>
          <table:table-cell office:value-type="string" calcext:value-type="string">
            <text:p>bandages</text:p>
          </table:table-cell>
          <table:table-cell office:value-type="string" calcext:value-type="string">
            <text:p>splint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crutches</text:p>
          </table:table-cell>
          <table:table-cell office:value-type="string" calcext:value-type="string">
            <text:p>leeches</text:p>
          </table:table-cell>
          <table:table-cell office:value-type="string" calcext:value-type="string">
            <text:p>tincture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mineral salt</text:p>
          </table:table-cell>
          <table:table-cell office:value-type="string" calcext:value-type="string">
            <text:p>scalpel</text:p>
          </table:table-cell>
          <table:table-cell office:value-type="string" calcext:value-type="string">
            <text:p>elixir</text:p>
          </table:table-cell>
          <table:table-cell table:formula="of:=&quot;, {'category' : '&quot; &amp; [.A5] &amp; &quot;', 'list': ['&quot; &amp; [.B5] &amp; &quot;', '&quot; &amp; [.C5] &amp; &quot;', '&quot; &amp; [.D5] &amp; &quot;', '&quot; &amp; [.E5] &amp; &quot;', '&quot; &amp; [.F5] &amp; &quot;', '&quot; &amp; [.G5] &amp; &quot;', '&quot; &amp; [.H5] &amp; &quot;', '&quot; &amp; [.I5] &amp; &quot;', '&quot; &amp; [.J5] &amp; &quot;', '&quot; &amp; [.K5] &amp; &quot;', '&quot; &amp; [.L5] &amp; &quot;', '&quot; &amp; [.M5] &amp; &quot;'] }&quot;" office:value-type="string" office:string-value=", {'category' : 'medicine', 'list': ['chicken soup', 'bandages', 'splints', 'herbs', 'iodine', 'crutches', 'leeches', 'tincture', 'bloodletting', 'mineral salt', 'scalpel', 'elixir'] }" calcext:value-type="string">
            <text:p>, {'category' : 'medicine', 'list': ['chicken soup', 'bandages', 'splints', 'herbs', 'iodine', 'crutches', 'leeches', 'tincture', 'bloodletting', 'mineral salt', 'scalpel', 'elixir'] }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0:37:15.127121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2:01:14.973212807</meta:creation-date>
    <dc:date>2016-10-11T15:03:58.217414110</dc:date>
    <meta:editing-duration>PT13H32M17S</meta:editing-duration>
    <meta:editing-cycles>69</meta:editing-cycles>
    <meta:generator>LibreOffice/5.1.4.2$Linux_X86_64 LibreOffice_project/10m0$Build-2</meta:generator>
    <meta:document-statistic meta:table-count="6" meta:cell-count="479" meta:object-count="0"/>
  </office:meta>
</office:document-meta>
</file>